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1"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2" style:family="table-cell" style:parent-style-name="Default">
      <style:text-properties style:font-name="Arial" fo:font-size="14pt" style:font-name-asian="DejaVu Sans" style:font-size-asian="14pt" style:font-name-complex="XB Tabriz" style:font-size-complex="14pt"/>
    </style:style>
    <style:style style:name="ce13" style:family="table-cell" style:parent-style-name="Default">
      <style:table-cell-properties fo:background-color="#ff3333"/>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0"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1"/>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3" office:value-type="string" calcext:value-type="string">
            <text:p>ہم عصر، قدم ملا کر چلنا</text:p>
          </table:table-cell>
          <table:table-cell table:style-name="ce15"/>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84pt" draw:z-index="0" draw:style-name="gr3" draw:text-style-name="P3" svg:width="23.95pt" svg:height="14.43pt" svg:x="23.58pt" svg:y="24.26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37pt" draw:z-index="1" draw:style-name="gr3" draw:text-style-name="P3" svg:width="12.78pt" svg:height="14.43pt" svg:x="44.5pt" svg:y="25.8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3">00/00/0000</text:date>, <text:time style:data-style-name="N2" text:time-value="07:56:43.277727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13T07:58:15.924897644</dc:date>
    <meta:editing-duration>P11DT21H52M24S</meta:editing-duration>
    <meta:editing-cycles>855</meta:editing-cycles>
    <meta:generator>LibreOffice/5.1.6.2$Linux_X86_64 LibreOffice_project/10m0$Build-2</meta:generator>
    <meta:document-statistic meta:table-count="2" meta:cell-count="20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